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3553d" officeooo:paragraph-rsid="0013553d" style:font-size-asian="11pt" style:font-size-complex="11pt"/>
    </style:style>
    <style:style style:name="P2" style:family="paragraph" style:parent-style-name="Standard">
      <style:text-properties fo:font-size="11pt" officeooo:rsid="0013a963" officeooo:paragraph-rsid="0013a963" style:font-size-asian="11pt" style:font-size-complex="11pt"/>
    </style:style>
    <style:style style:name="P3" style:family="paragraph" style:parent-style-name="Header">
      <style:text-properties fo:font-size="10pt" style:text-underline-style="solid" style:text-underline-width="auto" style:text-underline-color="font-color" officeooo:rsid="0013a963" officeooo:paragraph-rsid="0013a963" style:font-size-asian="8.75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ng long powMod(long long N, long long P, long long M) {</text:p>
      <text:p text:style-name="P1"><text:tab/>if(P==0)</text:p>
      <text:p text:style-name="P1"><text:tab/><text:tab/>return 1;</text:p>
      <text:p text:style-name="P1"><text:tab/>if(P%2==0) {</text:p>
      <text:p text:style-name="P1"><text:tab/><text:tab/>long long ret = powMod(N, P/2, M)%M;</text:p>
      <text:p text:style-name="P1"><text:tab/><text:tab/>return (ret * ret)%M;</text:p>
      <text:p text:style-name="P1"><text:tab/>}</text:p>
      <text:p text:style-name="P1"><text:s text:c="4"/>return ((N%M) * (powMod(N, P-1, M)%M))%M;</text:p>
      <text:p text:style-name="P1">}</text:p>
      <text:p text:style-name="P1"/>
      <text:p text:style-name="P1">unsigned long long Pow(unsigned long long N, unsigned long long P) {</text:p>
      <text:p text:style-name="P1"><text:tab/>if(P == 0)</text:p>
      <text:p text:style-name="P1"><text:tab/><text:tab/>return 1;</text:p>
      <text:p text:style-name="P1"><text:tab/>if(P % 2 == 0) {</text:p>
      <text:p text:style-name="P1"><text:tab/><text:tab/>unsigned long long ret = Pow(N, P/2);</text:p>
      <text:p text:style-name="P1"><text:tab/><text:tab/>return ret*ret;</text:p>
      <text:p text:style-name="P1"><text:tab/>}</text:p>
      <text:p text:style-name="P1"><text:s text:c="4"/>return N * Pow(N, P-1);</text:p>
      <text:p text:style-name="P1">}</text:p>
      <text:p text:style-name="P1"/>
      <text:p text:style-name="P1">// calculate A mod B, where A : 0&lt;A&lt;(10^100000) (or greater)</text:p>
      <text:p text:style-name="P1">// take input as string and process with aftermod</text:p>
      <text:p text:style-name="P1">long long afterMod(string str, ll mod) { <text:s text:c="7"/><text:tab/>// input as string, as it is big, mod is the Mod value (Mod-1 if </text:p>
      <text:p text:style-name="P1"><text:tab/>long long ans = 0;<text:tab/><text:tab/><text:tab/><text:tab/><text:tab/><text:tab/>// need mod an exponentiation)</text:p>
      <text:p text:style-name="P1"><text:tab/>string :: iterator it;</text:p>
      <text:p text:style-name="P1"><text:s text:c="4"/></text:p>
      <text:p text:style-name="P1"><text:tab/>for(it = str.begin(); it != str.end(); it++) <text:s text:c="7"/>// mod from first to last</text:p>
      <text:p text:style-name="P1"><text:tab/><text:tab/>ans = (ans*10 + (*it -'0')) % mod;</text:p>
      <text:p text:style-name="P1"><text:s text:c="4"/>return ans;</text:p>
      <text:p text:style-name="P1">}</text:p>
      <text:p text:style-name="P1"/>
      <text:p text:style-name="P1">// Extended Euclud</text:p>
      <text:p text:style-name="P1">// a*x + b*y = gcd(a, b)</text:p>
      <text:p text:style-name="P1">// Given a and b calculate x and y so that a * x + b * y = d <text:s text:c="2"/>(where gcd(a, b) | c)</text:p>
      <text:p text:style-name="P1">// x_ans = x + (b/d)n <text:s text:c="2"/></text:p>
      <text:p text:style-name="P1">// y_ans = y − (a/d)n</text:p>
      <text:p text:style-name="P1">// Solution only exists if d | c (i.e : c is divisable by d)</text:p>
      <text:p text:style-name="P1">ll gcdExtended(ll a, ll b, ll *x, ll *y) { <text:s text:c="9"/><text:tab/>// C function for extended Euclidean Algorithm</text:p>
      <text:p text:style-name="P1"><text:s text:c="4"/>if (a == 0) { <text:s text:c="34"/><text:tab/><text:tab/><text:tab/>// Base Case</text:p>
      <text:p text:style-name="P1"><text:s text:c="8"/>*x = 0, *y = 1;</text:p>
      <text:p text:style-name="P1"><text:s text:c="8"/>return b;</text:p>
      <text:p text:style-name="P1"><text:s text:c="4"/>}</text:p>
      <text:p text:style-name="P1"><text:s text:c="4"/>ll x1, y1; <text:s text:c="36"/><text:tab/><text:tab/><text:tab/>// To store results of recursive call</text:p>
      <text:p text:style-name="P1"><text:s text:c="4"/>ll gcd = gcdExtended(b%a, a, &amp;x1, &amp;y1);</text:p>
      <text:p text:style-name="P1"><text:s text:c="4"/>*x = y1 - (b/a) * x1;</text:p>
      <text:p text:style-name="P1"><text:s text:c="4"/>*y = x1;</text:p>
      <text:p text:style-name="P1"><text:s text:c="4"/>return gcd;</text:p>
      <text:p text:style-name="P1">}</text:p>
      <text:p text:style-name="P1"><text:s/></text:p>
      <text:p text:style-name="P1">ll modInverse(ll a, ll mod) {</text:p>
      <text:p text:style-name="P1"><text:s text:c="4"/>ll x, y;</text:p>
      <text:p text:style-name="P1"><text:s text:c="4"/>ll g = gcdExtended(a, mod, &amp;x, &amp;y);</text:p>
      <text:p text:style-name="P1"><text:s text:c="4"/>if (g != 1) <text:s text:c="27"/><text:tab/><text:tab/><text:tab/><text:tab/> // ModInverse doesnt exist</text:p>
      <text:p text:style-name="P1"><text:s text:c="8"/>return -1;</text:p>
      <text:p text:style-name="P1"><text:s text:c="4"/>ll res = (x%mod + mod) % mod; <text:s text:c="10"/>// m is added to handle negative x</text:p>
      <text:p text:style-name="P1"><text:s text:c="4"/>return res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text-underline-style="solid" style:text-underline-width="auto" style:text-underline-color="font-color" officeooo:rsid="0013a963" officeooo:paragraph-rsid="0013a963" style:font-size-asian="8.75pt" style:font-size-complex="10pt"/>
    </style:style>
    <style:page-layout style:name="Mpm1">
      <style:page-layout-properties fo:page-width="8.2701in" fo:page-height="11.6902in" style:num-format="1" style:print-orientation="portrait" fo:margin-top="0.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Modular Arithmetic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3:08:36.903582890</meta:creation-date>
    <dc:date>2018-01-09T03:28:16.251786413</dc:date>
    <meta:editing-duration>PT9M29S</meta:editing-duration>
    <meta:editing-cycles>1</meta:editing-cycles>
    <meta:document-statistic meta:table-count="0" meta:image-count="0" meta:object-count="0" meta:page-count="1" meta:paragraph-count="55" meta:word-count="328" meta:character-count="1744" meta:non-whitespace-character-count="1201"/>
    <meta:generator>LibreOffice/5.1.6.2$Linux_x86 LibreOffice_project/10m0$Build-2</meta:generator>
  </office:meta>
</office:document-meta>
</file>